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Standard">
      <style:paragraph-properties fo:break-before="auto" fo:line-height="115%" fo:margin-top="0cm" fo:margin-bottom="0cm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P14" style:family="paragraph" style:parent-style-name="Standard">
      <style:paragraph-properties fo:break-before="auto" fo:line-height="115%" fo:margin-top="0cm" fo:margin-bottom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</office:automatic-styles>
  <office:body>
    <office:text>
      <text:p text:style-name="P1"><text:span text:style-name="T1_1">Ken</text:span><text:span text:style-name="T1_2"><text:s/></text:span><text:span text:style-name="T1_3">Zach</text:span></text:p>
      <text:p text:style-name="P2"><text:span text:style-name="T2_1">Weekly</text:span><text:span text:style-name="T2_2"><text:s/></text:span><text:span text:style-name="T2_3">Status</text:span><text:span text:style-name="T2_4"><text:s/></text:span><text:span text:style-name="T2_5">Report</text:span><text:span text:style-name="T2_6"><text:s/></text:span><text:span text:style-name="T2_7">for</text:span><text:span text:style-name="T2_8"><text:s/></text:span><text:span text:style-name="T2_9">week</text:span><text:span text:style-name="T2_10"><text:s/></text:span><text:span text:style-name="T2_11">ending</text:span><text:span text:style-name="T2_12"><text:s/></text:span><text:span text:style-name="T2_13">in</text:span><text:span text:style-name="T2_14"><text:s/>10/10</text:span></text:p>
      <text:p text:style-name="P3"/>
      <text:p text:style-name="P4"><text:span text:style-name="T4_1">Hours</text:span><text:span text:style-name="T4_2"><text:s/></text:span><text:span text:style-name="T4_3">spent</text:span><text:span text:style-name="T4_4"><text:s/></text:span><text:span text:style-name="T4_5">working</text:span><text:span text:style-name="T4_6"><text:s/></text:span><text:span text:style-name="T4_7">on</text:span><text:span text:style-name="T4_8"><text:s/></text:span><text:span text:style-name="T4_9">project</text:span></text:p>
      <text:list text:style-name="LS1" xml:id="list0">
        <text:list-item>
          <text:p text:style-name="P5"><text:span text:style-name="T5_1">meeting</text:span><text:span text:style-name="T5_2"><text:s/>-<text:s/>1.5<text:s/></text:span><text:span text:style-name="T5_3">hours</text:span></text:p>
        </text:list-item>
        <text:list-item>
          <text:p text:style-name="P6"><text:span text:style-name="T6_1">KiCad</text:span><text:span text:style-name="T6_2"><text:s text:c="4"/>-<text:s/>1.5<text:s/></text:span><text:span text:style-name="T6_3">hours</text:span></text:p>
        </text:list-item>
      </text:list>
      <text:p text:style-name="P7"><text:span text:style-name="T7_1"><text:tab/></text:span></text:p>
      <text:p text:style-name="P8"><text:span text:style-name="T8_1">Problems</text:span><text:span text:style-name="T8_2">/</text:span><text:span text:style-name="T8_3">Solutions</text:span></text:p>
      <text:p text:style-name="P9"><text:span text:style-name="T9_1"><text:tab/></text:span><text:span text:style-name="T9_2">none</text:span></text:p>
      <text:p text:style-name="P10"/>
      <text:p text:style-name="P11"><text:span text:style-name="T11_1">Plans</text:span></text:p>
      <text:list text:style-name="LS2" xml:id="list2">
        <text:list-item>
          <text:p text:style-name="P12"><text:span text:style-name="T12_1">start</text:span><text:span text:style-name="T12_2"><text:s/></text:span><text:span text:style-name="T12_3">considering</text:span><text:span text:style-name="T12_4"><text:s/></text:span><text:span text:style-name="T12_5">overall</text:span><text:span text:style-name="T12_6"><text:s/></text:span><text:span text:style-name="T12_7">system</text:span><text:span text:style-name="T12_8"><text:s/></text:span><text:span text:style-name="T12_9">architecture</text:span></text:p>
        </text:list-item>
        <text:list-item>
          <text:p text:style-name="P13"><text:span text:style-name="T13_1">do</text:span><text:span text:style-name="T13_2"><text:s/></text:span><text:span text:style-name="T13_3">some</text:span><text:span text:style-name="T13_4"><text:s/></text:span><text:span text:style-name="T13_5">research</text:span><text:span text:style-name="T13_6"><text:s/></text:span><text:span text:style-name="T13_7">on</text:span><text:span text:style-name="T13_8"><text:s/></text:span><text:span text:style-name="T13_9">how</text:span><text:span text:style-name="T13_10"><text:s/></text:span><text:span text:style-name="T13_11">things</text:span><text:span text:style-name="T13_12"><text:s/></text:span><text:span text:style-name="T13_13">can</text:span><text:span text:style-name="T13_14"><text:s/></text:span><text:span text:style-name="T13_15">be</text:span><text:span text:style-name="T13_16"><text:s/></text:span><text:span text:style-name="T13_17">accomplished</text:span><text:span text:style-name="T13_18"><text:s/>(</text:span><text:span text:style-name="T13_19">especially</text:span><text:span text:style-name="T13_20"><text:s/></text:span><text:span text:style-name="T13_21">calculating</text:span><text:span text:style-name="T13_22"><text:s/></text:span><text:span text:style-name="T13_23">phase</text:span><text:span text:style-name="T13_24">)</text:span></text:p>
        </text:list-item>
        <text:list-item>
          <text:p text:style-name="P14"><text:span text:style-name="T14_1">look</text:span><text:span text:style-name="T14_2"><text:s/></text:span><text:span text:style-name="T14_3">over</text:span><text:span text:style-name="T14_4"><text:s/></text:span><text:span text:style-name="T14_5">project</text:span><text:span text:style-name="T14_6"><text:s/></text:span><text:span text:style-name="T14_7">requirements</text:span><text:span text:style-name="T14_8"><text:s/></text:span><text:span text:style-name="T14_9">before</text:span><text:span text:style-name="T14_10"><text:s/></text:span><text:span text:style-name="T14_11">the</text:span><text:span text:style-name="T14_12"><text:s/></text:span><text:span text:style-name="T14_13">final</text:span><text:span text:style-name="T14_14"><text:s/></text:span><text:span text:style-name="T14_15">submiss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